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0.8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2"/>
        <table:table-row table:style-name="ro1"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Throughput(lower, upper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K = 0</text:p>
          </table:table-cell>
          <table:table-cell/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Troughput(lower, upper)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string" calcext:value-type="string">
            <text:p>.80(.63, .97)</text:p>
          </table:table-cell>
          <table:table-cell office:value-type="string" calcext:value-type="string">
            <text:p>K= 3</text:p>
          </table:table-cell>
          <table:table-cell/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string" calcext:value-type="string">
            <text:p>.14 (.03, .24)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2.39(2.39, 2.39)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0(0, 0)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1.09(-.71, 2.89)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string" calcext:value-type="string">
            <text:p>0(0, 0)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.62(-1.83, 3.07)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string" calcext:value-type="string">
            <text:p>0(0, 0)</text:p>
          </table:table-cell>
          <table:table-cell office:value-type="float" office:value="0.0015" calcext:value-type="float">
            <text:p>0.0015</text:p>
          </table:table-cell>
          <table:table-cell office:value-type="string" calcext:value-type="string">
            <text:p>.52(-.16, 1.21)</text:p>
          </table:table-cell>
        </table:table-row>
        <table:table-row table:style-name="ro1"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string" calcext:value-type="string">
            <text:p>.01(.01, .02)</text:p>
          </table:table-cell>
        </table:table-row>
        <table:table-row table:style-name="ro1">
          <table:table-cell office:value-type="string" calcext:value-type="string">
            <text:p>K =1</text:p>
          </table:table-cell>
          <table:table-cell table:number-columns-repeated="3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string" calcext:value-type="string">
            <text:p>.92 (.92, .92)</text:p>
          </table:table-cell>
          <table:table-cell office:value-type="string" calcext:value-type="string">
            <text:p>K = 4</text:p>
          </table:table-cell>
          <table:table-cell/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string" calcext:value-type="string">
            <text:p>.39 (-.35, 1.13)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2.98(2.98, 2.98)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.04(.03, .05)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2.29(1.32, 3.25)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string" calcext:value-type="string">
            <text:p>.02 (.01, .03)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.86(.68, 1.05)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string" calcext:value-type="string">
            <text:p>0(0, 0)</text:p>
          </table:table-cell>
          <table:table-cell office:value-type="float" office:value="0.0015" calcext:value-type="float">
            <text:p>0.0015</text:p>
          </table:table-cell>
          <table:table-cell office:value-type="string" calcext:value-type="string">
            <text:p>.10(-.01, .21)</text:p>
          </table:table-cell>
        </table:table-row>
        <table:table-row table:style-name="ro1"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string" calcext:value-type="string">
            <text:p>0(0, 0)</text:p>
          </table:table-cell>
        </table:table-row>
        <table:table-row table:style-name="ro1">
          <table:table-cell office:value-type="string" calcext:value-type="string">
            <text:p>K = 2</text:p>
          </table:table-cell>
          <table:table-cell table:number-columns-repeated="3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string" calcext:value-type="string">
            <text:p>1.71 (1.71, 1.71)</text:p>
          </table:table-cell>
          <table:table-cell office:value-type="string" calcext:value-type="string">
            <text:p>K = 5</text:p>
          </table:table-cell>
          <table:table-cell/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string" calcext:value-type="string">
            <text:p>1.25 (.62, 1.89)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3.51(3.51, 3.51)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.35 (.03, .66)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2.57(1.27, 3.87)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string" calcext:value-type="string">
            <text:p>.03(.03, .03)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1.63(-.96, 4.23)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string" calcext:value-type="string">
            <text:p>0(0, 0)</text:p>
          </table:table-cell>
          <table:table-cell office:value-type="float" office:value="0.0015" calcext:value-type="float">
            <text:p>0.0015</text:p>
          </table:table-cell>
          <table:table-cell office:value-type="string" calcext:value-type="string">
            <text:p>.15(.04, .27)</text:p>
          </table:table-cell>
        </table:table-row>
        <table:table-row table:style-name="ro1"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string" calcext:value-type="string">
            <text:p>.03(.02, .03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 style:data-style-name="N2" text:time-value="12:57:56.263302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1:16:45.795172968</meta:creation-date>
    <dc:date>2014-10-02T13:12:45.040159243</dc:date>
    <meta:editing-duration>PT9M53S</meta:editing-duration>
    <meta:editing-cycles>8</meta:editing-cycles>
    <meta:generator>LibreOffice/4.2.6.3$Linux_X86_64 LibreOffice_project/420m0$Build-3</meta:generator>
    <meta:document-statistic meta:table-count="1" meta:cell-count="70" meta:object-count="0"/>
  </office:meta>
</office:document-meta>
</file>